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7144" officeooo:paragraph-rsid="00007144"/>
    </style:style>
    <style:style style:name="P2" style:family="paragraph" style:parent-style-name="Standard">
      <style:text-properties officeooo:rsid="00007144" officeooo:paragraph-rsid="000a486d"/>
    </style:style>
    <style:style style:name="P3" style:family="paragraph" style:parent-style-name="Standard">
      <style:text-properties officeooo:rsid="00007144" officeooo:paragraph-rsid="0015ed4e"/>
    </style:style>
    <style:style style:name="P4" style:family="paragraph" style:parent-style-name="Standard">
      <style:text-properties officeooo:paragraph-rsid="000a486d"/>
    </style:style>
    <style:style style:name="P5" style:family="paragraph" style:parent-style-name="Standard">
      <style:text-properties officeooo:rsid="000ce2d7" officeooo:paragraph-rsid="001b012e"/>
    </style:style>
    <style:style style:name="P6" style:family="paragraph" style:parent-style-name="Standard">
      <style:text-properties officeooo:rsid="000ce2d7" officeooo:paragraph-rsid="001cd87d"/>
    </style:style>
    <style:style style:name="P7" style:family="paragraph" style:parent-style-name="Standard">
      <style:text-properties officeooo:rsid="000ed847" officeooo:paragraph-rsid="001cd87d"/>
    </style:style>
    <style:style style:name="P8" style:family="paragraph" style:parent-style-name="Standard">
      <style:text-properties officeooo:rsid="0022834d" officeooo:paragraph-rsid="0022834d"/>
    </style:style>
    <style:style style:name="P9" style:family="paragraph" style:parent-style-name="Standard">
      <style:text-properties officeooo:rsid="00007144" officeooo:paragraph-rsid="0015ed4e"/>
    </style:style>
    <style:style style:name="P10" style:family="paragraph" style:parent-style-name="Preformatted_20_Text">
      <style:text-properties officeooo:rsid="000feac6" officeooo:paragraph-rsid="001cd87d"/>
    </style:style>
    <style:style style:name="P11" style:family="paragraph" style:parent-style-name="Preformatted_20_Text">
      <style:text-properties officeooo:rsid="000ed847" officeooo:paragraph-rsid="0021244c"/>
    </style:style>
    <style:style style:name="P12" style:family="paragraph" style:parent-style-name="Preformatted_20_Text">
      <style:text-properties officeooo:paragraph-rsid="0021244c"/>
    </style:style>
    <style:style style:name="T1" style:family="text">
      <style:text-properties style:text-position="super 58%"/>
    </style:style>
    <style:style style:name="T2" style:family="text">
      <style:text-properties style:text-position="super 58%" officeooo:rsid="00076c62"/>
    </style:style>
    <style:style style:name="T3" style:family="text">
      <style:text-properties officeooo:rsid="00023084"/>
    </style:style>
    <style:style style:name="T4" style:family="text">
      <style:text-properties officeooo:rsid="0004da96"/>
    </style:style>
    <style:style style:name="T5" style:family="text">
      <style:text-properties officeooo:rsid="0005a0c7"/>
    </style:style>
    <style:style style:name="T6" style:family="text">
      <style:text-properties officeooo:rsid="00076c62"/>
    </style:style>
    <style:style style:name="T7" style:family="text">
      <style:text-properties officeooo:rsid="0007fc7d"/>
    </style:style>
    <style:style style:name="T8" style:family="text">
      <style:text-properties officeooo:rsid="000876ef"/>
    </style:style>
    <style:style style:name="T9" style:family="text">
      <style:text-properties officeooo:rsid="000a486d"/>
    </style:style>
    <style:style style:name="T10" style:family="text">
      <style:text-properties officeooo:rsid="000eee46"/>
    </style:style>
    <style:style style:name="T11" style:family="text">
      <style:text-properties officeooo:rsid="001b012e"/>
    </style:style>
    <style:style style:name="T12" style:family="text">
      <style:text-properties officeooo:rsid="001577f2"/>
    </style:style>
    <style:style style:name="T13" style:family="text">
      <style:text-properties officeooo:rsid="00167302"/>
    </style:style>
    <style:style style:name="T14" style:family="text">
      <style:text-properties officeooo:rsid="0014329c"/>
    </style:style>
    <style:style style:name="T15" style:family="text">
      <style:text-properties officeooo:rsid="00131ab0"/>
    </style:style>
    <style:style style:name="T16" style:family="text">
      <style:text-properties officeooo:rsid="001cd87d"/>
    </style:style>
    <style:style style:name="T17" style:family="text">
      <style:text-properties officeooo:rsid="001e9c2c"/>
    </style:style>
    <style:style style:name="T18" style:family="text">
      <style:text-properties officeooo:rsid="0021244c"/>
    </style:style>
    <style:style style:name="T19" style:family="text">
      <style:text-properties officeooo:rsid="002283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the ELTeC : part 3</text:p>
      <text:p text:style-name="P1"/>
      <text:p text:style-name="P1">My quest for a reasonably reliably complete list of 19<text:span text:style-name="T1">th</text:span> c. English novels complete with indication of available electronic versions thereof <text:span text:style-name="T4">has </text:span>made a large leap forward as a result of the generosity of others. </text:p>
      <text:p text:style-name="P1"/>
      <text:p text:style-name="P1">Firstly, Professor Troy Bassett of <text:span text:style-name="T3">Purdue University Fort Wayne</text:span>, whom God Preserve, tells me that he will now start distributing regular extracts from his database at http://www.victorianresearch.org/atcl/index.php in CSV form for my <text:span text:style-name="T11">(and others’) </text:span>mungeing pleasure. I spent some time testing this out, using Libre Office to convert the CSV into an XML form which I could then reprocess with yet another xslt stylesheet. This worked reasonably well (eventually) and I was able to create a new version of t<text:span text:style-name="T5">his</text:span> data in TEI, all 15,682 records of it. <text:s/>To merge in identifiers for VWWP, Internet Archive, Gutenberg, and Google texts I <text:s/>used a simple minded stylesheet which tries to match on the magic keys I created earlier, <text:span text:style-name="T7">as discussed in previous blog postings</text:span>. This worked, though not exactly with blistering speed, and I produced a second version of the Bassett TEI file with added references. Of those 15,682 titles, only 3,430 have at least one digital version and there are a total of 3,813 digital versions in all. </text:p>
      <text:p text:style-name="P1"/>
      <text:p text:style-name="P3">Secondly, and with some trepidation, I approached the sacred grove of Big Data and sent a plea for help to the nice people <text:span text:style-name="T6">at </text:span>Hathi Trust, <text:span text:style-name="T6">that extraordinary repository of 16 million or so books in digital form. You can download a full list of their holdings in a nice simple processable form <text:s/>from </text:span><text:a xlink:type="simple" xlink:href="https://www.hathitrust.org/hathifiles" text:style-name="Internet_20_link" text:visited-style-name="Visited_20_Internet_20_Link">https://www.hathitrust.org/hathifiles</text:a> : <text:span text:style-name="T6">the catch is that their monthly snapshots contain 16 million (and counting) records <text:s/>derived, I think automatically, from contributing libraries’ catalogue systems, not all of them entirely consistent in their metadata usage, and certainly none of them clearly identifying which titles might be considered to be novels or have female authors. I did some initial poking around with a perl script and ascertained that <text:s/>I could whittle the 16,208,265 entries in the May 4</text:span><text:span text:style-name="T2">th</text:span><text:span text:style-name="T6"> version of the file down to a mere 1,253,950 by selecting only those which are publically acccessible, have a publication date between 1849 and 1820, are books in English, and are not US government documents. These counts are inflated by the fact that we are counting volumes here, rather than works. </text:span></text:p>
      <text:p text:style-name="P3"/>
      <text:p text:style-name="P4"><text:span text:style-name="T7">Meanwhile, a helpful person on the Hathitrust help desk had got in touch pointing me to the existence of various selections created by other researchers <text:s/>before me, <text:s/>notably Ted Underwood’s file </text:span><text:span text:style-name="Strong_20_Emphasis">filtered_fiction_metadata.csv</text:span> <text:s/><text:span text:style-name="T9">[available on Github at </text:span><text:a xlink:type="simple" xlink:href="https://github.com/tedunderwood/character/blob/master/metadata/filtered_fiction_metadata.csv" text:style-name="Internet_20_link" text:visited-style-name="Visited_20_Internet_20_Link"><text:span text:style-name="T9">https://github.com/tedunderwood/character/blob/master/metadata/filtered_fiction_metadata.csv</text:span></text:a><text:span text:style-name="T9">]</text:span></text:p>
      <text:p text:style-name="P4"><text:span text:style-name="T9">which </text:span>lists 93,708 volumes <text:span text:style-name="T8">of fiction</text:span>, <text:span text:style-name="T8">published between</text:span> 1800 <text:span text:style-name="T8">and</text:span> 2007. “It focuses on fiction, but will include works in translation. It's also not restricted to ‘the novel’; short stories and even folktales are included. But we have tried to exclude fiction aimed explicitly at a juvenile audience across the whole timeline.” <text:span text:style-name="T9">Underwood points out that <text:s/>“</text:span>There is no authoritative master list of all English-language fiction from 1800 to the present. So scholars who want to do research at scale have to construct their own list.” <text:span text:style-name="T9">which is true enough, though I wonder if he’s aware of Bassett’s work. Anyway, I wrote more scripts to process his CSV file into TEI, adding my <text:s/>magic keys to enable me to link his data with the titles in the Bassett database. All of which meant that I could provide Bassett with a list of Hathtrust links as well as those already provided for Gutenberg et al. </text:span></text:p>
      <text:p text:style-name="P2"/>
      <text:p text:style-name="P5">Bassett’s data includes some titles published only in the US, which I would like to exclude, as well as some “aimed explicitly at a juvenile audience” (the two sets of course have nothing in common, except that I would like to exclude them both). More <text:span text:style-name="T10">annoyingl</text:span>y, it stops in 1901. I therefore went back to thinking about how to extract comparable data from the Hathifiles for the period 1901-1920. <text:s/><text:span text:style-name="T11">The most recent Hathi file (dated 1 June) has entries for 16,370,821 volumes. I tweaked my perl script to extract records for books in English</text:span> published between 1900 and 1921, <text:s/><text:span text:style-name="T11">as before, tweaking it also to <text:s/>suppress duplicate titles, which gave me a more manageable but still daunting total of 348,232 titles.</text:span></text:p>
      <text:p text:style-name="P5"/>
      <text:p text:style-name="P7"><text:span text:style-name="T16">The question is, as ever, h</text:span>ow to pick out the novels from the chaff? The obvious answer is to apply some basic <text:span text:style-name="T12">text </text:span>analytic tools. I have a list of 15<text:span text:style-name="T19">k </text:span><text:s/>titles <text:span text:style-name="T16">which the obliging Bassett has already </text:span>identified as novels. <text:s/><text:span text:style-name="T16">I have 348,232 titles extracted from the Hathitrust file. If I had to scan through </text:span><text:soft-page-break/><text:span text:style-name="T16">them choosing the titles which are most likely to be novels, which <text:s/>words would catch my eye? </text:span>Wh<text:span text:style-name="T17">ich</text:span> words <text:s/><text:span text:style-name="T17">in fact </text:span>appear significantl<text:span text:style-name="T19">y more frequently </text:span>in the first list than the<text:span text:style-name="T19">ir frequency distribution in the</text:span> second <text:span text:style-name="T19">would lead you to suppose</text:span>? This <text:span text:style-name="T17">sort of question <text:s/>is surely</text:span> what computer linguists d<text:span text:style-name="T19">eal with ten times a day</text:span> before breakfast<text:span text:style-name="T13">.</text:span></text:p>
      <text:p text:style-name="P7"/>
      <text:p text:style-name="P7"><text:span text:style-name="T16">I</text:span> install Lawrence Anthony’s excellent AntConc program <text:span text:style-name="T19">from </text:span><text:a xlink:type="simple" xlink:href="http://www.laurenceanthony.net/software.html" text:style-name="Internet_20_link" text:visited-style-name="Visited_20_Internet_20_Link"><text:span text:style-name="T19">http://www.laurenceanthony.net/software.html</text:span></text:a><text:span text:style-name="T19"> </text:span><text:s/>and battle through its interface a bit. Here are the top twenty “<text:span text:style-name="T18">key</text:span>words” <text:s/><text:span text:style-name="T13">for the Bassett title list</text:span>, <text:span text:style-name="T13">when I use the aforesaid Hathitrust titles list as the “base corpus” for comparison</text:span>. <text:span text:style-name="T18">The underlying statistic (need you ask) <text:s/>is log likelihood (4 term); the threshold being p &lt; 0.05 (+Bonferroni), i.e. the defaults. </text:span></text:p>
      <text:p text:style-name="P7"/>
      <text:p text:style-name="P12">#Keyword Types: 611</text:p>
      <text:p text:style-name="P12">#Keyword Tokens: 47261</text:p>
      <text:p text:style-name="P12">#Search Hits: 0</text:p>
      <text:p text:style-name="P12">1<text:tab/>2693<text:tab/>+<text:tab/>15387.79<text:tab/>0.0556<text:tab/>novel</text:p>
      <text:p text:style-name="P12">2<text:tab/>8559<text:tab/>+<text:tab/>10677.59<text:tab/>0.0763<text:tab/>a</text:p>
      <text:p text:style-name="P12">3<text:tab/>1969<text:tab/>+<text:tab/>6571.89<text:tab/>0.0388<text:tab/>or</text:p>
      <text:p text:style-name="P12">4<text:tab/>1262<text:tab/>+<text:tab/>6402.77<text:tab/>0.0266<text:tab/>tale</text:p>
      <text:p text:style-name="P12">5<text:tab/>1426<text:tab/>+<text:tab/>4104.1<text:tab/>0.0283<text:tab/>story</text:p>
      <text:p text:style-name="P12">6<text:tab/>721<text:tab/>+<text:tab/>2599.46<text:tab/>0.0152<text:tab/>romance</text:p>
      <text:p text:style-name="P12">7<text:tab/>2195<text:tab/>+<text:tab/>1957.72<text:tab/>0.0327<text:tab/>s</text:p>
      <text:p text:style-name="P12">8<text:tab/>471<text:tab/>+<text:tab/>1072.51<text:tab/>0.0098<text:tab/>stories</text:p>
      <text:p text:style-name="P12">9<text:tab/>364<text:tab/>+<text:tab/>1058.08<text:tab/>0.0077<text:tab/>love</text:p>
      <text:p text:style-name="P12">10<text:tab/>837<text:tab/>+<text:tab/>1019.33<text:tab/>0.016<text:tab/><text:tab/>l<text:span text:style-name="T19">i</text:span>fe</text:p>
      <text:p text:style-name="P12">11<text:tab/>355<text:tab/>+<text:tab/>1001.66<text:tab/>0.0075<text:tab/>tales</text:p>
      <text:p text:style-name="P12">12<text:tab/>9268<text:tab/>+<text:tab/>875.37<text:tab/>0.0384<text:tab/>the</text:p>
      <text:p text:style-name="P12">13<text:tab/>272<text:tab/>+<text:tab/>773.82<text:tab/>0.0058<text:tab/>adventures</text:p>
      <text:p text:style-name="P12">14<text:tab/>163<text:tab/>+<text:tab/>594.6<text:tab/><text:tab/>0.0035<text:tab/>daughter</text:p>
      <text:p text:style-name="P12">15<text:tab/>224<text:tab/>+<text:tab/>591.09<text:tab/>0.0048<text:tab/>lady</text:p>
      <text:p text:style-name="P12">16<text:tab/>217<text:tab/>+<text:tab/>546.42<text:tab/>0.0046<text:tab/>woman</text:p>
      <text:p text:style-name="P12">17<text:tab/>150<text:tab/>+<text:tab/>484.95<text:tab/>0.0032<text:tab/>wife</text:p>
      <text:p text:style-name="P12">18<text:tab/>570<text:tab/>+<text:tab/>478.07<text:tab/>0.011<text:tab/><text:tab/>other</text:p>
      <text:p text:style-name="P12">19<text:tab/>221<text:tab/>+<text:tab/>422.18<text:tab/>0.0047<text:tab/>little</text:p>
      <text:p text:style-name="P11">20<text:tab/>131<text:tab/>+<text:tab/>395.37<text:tab/>0.0028<text:tab/>miss</text:p>
      <text:p text:style-name="P10"/>
      <text:p text:style-name="P7"><text:span text:style-name="T14">This seems like pretty </text:span><text:s/>good evidence that simply looking for titles w<text:span text:style-name="T14">hich contain </text:span>the words “novel”, “tale”, “<text:span text:style-name="T15">story”, “romance” or</text:span> – this one a surprise – <text:s text:c="2"/>“or” <text:s/>will do pretty well. <text:span text:style-name="T18">It also suggests that the Bassett novel is quite concerned about women, but that’s another story. </text:span></text:p>
      <text:p text:style-name="P6"/>
      <text:p text:style-name="P8">Reassured, I re-tweak my Perl script to extract bibliographic records as before, but this time only if their title contains one of the words “novel”, “or”, “tale”, “story”, or “ro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1:12:37.811993431</meta:creation-date>
    <dc:date>2018-06-11T18:12:15.583833456</dc:date>
    <meta:editing-duration>P1DT10H38M38S</meta:editing-duration>
    <meta:editing-cycles>17</meta:editing-cycles>
    <meta:generator>LibreOffice/6.0.3.2$Linux_X86_64 LibreOffice_project/00m0$Build-2</meta:generator>
    <meta:document-statistic meta:table-count="0" meta:image-count="0" meta:object-count="0" meta:page-count="2" meta:paragraph-count="34" meta:word-count="1082" meta:character-count="6484" meta:non-whitespace-character-count="5400"/>
  </office:meta>
</office:document-meta>
</file>